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29.9pt"/>
    </style:style>
    <style:style style:name="co3" style:family="table-column">
      <style:table-column-properties fo:break-before="auto" style:column-width="201.4pt"/>
    </style:style>
    <style:style style:name="co4" style:family="table-column">
      <style:table-column-properties fo:break-before="auto" style:column-width="237.49pt"/>
    </style:style>
    <style:style style:name="co5" style:family="table-column">
      <style:table-column-properties fo:break-before="auto" style:column-width="156.95pt"/>
    </style:style>
    <style:style style:name="co6" style:family="table-column">
      <style:table-column-properties fo:break-before="auto" style:column-width="273.66pt"/>
    </style:style>
    <style:style style:name="co7" style:family="table-column">
      <style:table-column-properties fo:break-before="auto" style:column-width="320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Arial" style:font-size-asian="11pt" style:font-size-complex="11pt" style:font-weight-asian="normal" style:font-weight-complex="normal" style:font-style-asian="normal" style:font-name="Arial"/>
    </style:style>
    <style:style style:name="T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normal" style:font-weight-complex="normal" style:font-style-asian="normal" style:font-name="Arial" fo:color="#ff0000"/>
    </style:style>
    <style:style style:name="T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normal" style:font-weight-complex="normal" style:font-style-asian="normal" style:font-name="Arial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ass&quot;;&quot;Fail&quot;)" table:allow-empty-cell="true" table:display-list="unsorted" table:base-cell-address="Sheet1.H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Test_ID</text:p>
          </table:table-cell>
          <table:table-cell table:style-name="ce1" office:value-type="string" calcext:value-type="string">
            <text:p>Test Title </text:p>
          </table:table-cell>
          <table:table-cell table:style-name="ce1" office:value-type="string" calcext:value-type="string">
            <text:p>Pre-condition 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 </text:p>
          </table:table-cell>
          <table:table-cell table:style-name="ce1" office:value-type="string" calcext:value-type="string">
            <text:p>Actual Result </text:p>
          </table:table-cell>
          <table:table-cell table:style-name="ce1"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1</text:p>
          </table:table-cell>
          <table:table-cell table:style-name="ce5" office:value-type="string" calcext:value-type="string">
            <text:p>Verify that user can login using correct username and correct password</text:p>
          </table:table-cell>
          <table:table-cell table:style-name="ce8" office:value-type="string" calcext:value-type="string">
            <text:p><text:a xlink:href="https://www.saucedemo.com/" xlink:type="simple">1- Open the link "https://www.saucedemo.com/"</text:a></text:p>
          </table:table-cell>
          <table:table-cell table:style-name="ce5" office:value-type="string" calcext:value-type="string">
            <text:p>1- Click on username field</text:p>
            <text:p>2- Enter correct username</text:p>
            <text:p>3- Click on password field</text:p>
            <text:p>4- Enter correct password</text:p>
            <text:p>5- Click on "login" button</text:p>
          </table:table-cell>
          <table:table-cell table:style-name="ce5" office:value-type="string" calcext:value-type="string">
            <text:p>username : standard_user</text:p>
            <text:p>password : secret_sauce</text:p>
          </table:table-cell>
          <table:table-cell table:style-name="ce5" office:value-type="string" calcext:value-type="string">
            <text:p>User should be able to login successfully </text:p>
          </table:table-cell>
          <table:table-cell table:style-name="ce5" office:value-type="string" calcext:value-type="string">
            <text:p>User is logged in successfully</text:p>
          </table:table-cell>
          <table:table-cell table:style-name="ce5" table:content-validation-name="val1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2</text:p>
          </table:table-cell>
          <table:table-cell table:style-name="ce5" office:value-type="string" calcext:value-type="string">
            <text:p>Verify that user can not login using incorrect username and correct password</text:p>
          </table:table-cell>
          <table:table-cell table:style-name="ce8" office:value-type="string" calcext:value-type="string">
            <text:p><text:a xlink:href="https://www.saucedemo.com/" xlink:type="simple">1- Open the link "https://www.saucedemo.com/"</text:a></text:p>
          </table:table-cell>
          <table:table-cell table:style-name="ce5" office:value-type="string" calcext:value-type="string">
            <text:p>1- Click on username field</text:p>
            <text:p>2- Enter incorrect username</text:p>
            <text:p>3- Click on password field</text:p>
            <text:p>4- Enter correct password</text:p>
            <text:p>5- Click on "login" button</text:p>
          </table:table-cell>
          <table:table-cell table:style-name="ce5" office:value-type="string" calcext:value-type="string">
            <text:p>username : standard</text:p>
            <text:p>password : secret_sauce</text:p>
          </table:table-cell>
          <table:table-cell table:style-name="ce5" office:value-type="string" calcext:value-type="string">
            <text:p>1- User should not be able to login</text:p>
            <text:p>2- An error message should appear : </text:p>
            <text:p>   "Username and password do not match any user in this service"</text:p>
          </table:table-cell>
          <table:table-cell table:style-name="ce5" office:value-type="string" calcext:value-type="string">
            <text:p>1- User can not be able to login</text:p>
            <text:p>2- An error message appears : </text:p>
            <text:p>   "Username and password do not match any user in this service"</text:p>
          </table:table-cell>
          <table:table-cell table:style-name="ce5" table:content-validation-name="val1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3</text:p>
          </table:table-cell>
          <table:table-cell table:style-name="ce5" office:value-type="string" calcext:value-type="string">
            <text:p>Verify that user can not login using correct username and incorrect password</text:p>
          </table:table-cell>
          <table:table-cell table:style-name="ce8" office:value-type="string" calcext:value-type="string">
            <text:p><text:a xlink:href="https://www.saucedemo.com/" xlink:type="simple">1- Open the link "https://www.saucedemo.com/"</text:a></text:p>
          </table:table-cell>
          <table:table-cell table:style-name="ce5" office:value-type="string" calcext:value-type="string">
            <text:p>1- Click on username field</text:p>
            <text:p>2- Enter correct username</text:p>
            <text:p>3- Click on password field</text:p>
            <text:p>4- Enter incorrect password</text:p>
            <text:p>5- Click on "login" button</text:p>
          </table:table-cell>
          <table:table-cell table:style-name="ce5" office:value-type="string" calcext:value-type="string">
            <text:p>username : standard_user</text:p>
            <text:p>password : secret</text:p>
          </table:table-cell>
          <table:table-cell table:style-name="ce5" office:value-type="string" calcext:value-type="string">
            <text:p>1- User should not be able to login</text:p>
            <text:p>2- An error message should appear : </text:p>
            <text:p>   "Username and password do not match any user in this service"</text:p>
          </table:table-cell>
          <table:table-cell table:style-name="ce5" office:value-type="string" calcext:value-type="string">
            <text:p>1- User can not be able to login</text:p>
            <text:p>2- An error message appears : </text:p>
            <text:p>   "Username and password do not match any user in this service"</text:p>
          </table:table-cell>
          <table:table-cell table:style-name="ce5" table:content-validation-name="val1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4</text:p>
          </table:table-cell>
          <table:table-cell table:style-name="ce5" office:value-type="string" calcext:value-type="string">
            <text:p>Verify that user can not login using incorrect username and incorrect password</text:p>
          </table:table-cell>
          <table:table-cell table:style-name="ce8" office:value-type="string" calcext:value-type="string">
            <text:p><text:a xlink:href="https://www.saucedemo.com/" xlink:type="simple">1- Open the link "https://www.saucedemo.com/"</text:a></text:p>
          </table:table-cell>
          <table:table-cell table:style-name="ce5" office:value-type="string" calcext:value-type="string">
            <text:p>1- Click on username field</text:p>
            <text:p>2- Enter correct username</text:p>
            <text:p>3- Click on password field</text:p>
            <text:p>4- Enter incorrect password</text:p>
            <text:p>5- Click on "login" button</text:p>
          </table:table-cell>
          <table:table-cell table:style-name="ce5" office:value-type="string" calcext:value-type="string">
            <text:p>username : standard</text:p>
            <text:p>password : secret</text:p>
          </table:table-cell>
          <table:table-cell table:style-name="ce5" office:value-type="string" calcext:value-type="string">
            <text:p>1- User should not be able to login</text:p>
            <text:p>2- An error message should appear : </text:p>
            <text:p>   "Username and password do not match any user in this service"</text:p>
          </table:table-cell>
          <table:table-cell table:style-name="ce5" office:value-type="string" calcext:value-type="string">
            <text:p>1- User can not be able to login</text:p>
            <text:p>2- An error message appears : </text:p>
            <text:p>   "Username and password do not match any user in this service"</text:p>
          </table:table-cell>
          <table:table-cell table:style-name="ce5" table:content-validation-name="val1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5</text:p>
          </table:table-cell>
          <table:table-cell table:style-name="ce5" office:value-type="string" calcext:value-type="string">
            <text:p>Verify that user can not login with blank username </text:p>
          </table:table-cell>
          <table:table-cell table:style-name="ce8" office:value-type="string" calcext:value-type="string">
            <text:p><text:a xlink:href="https://www.saucedemo.com/" xlink:type="simple">1- Open the link "https://www.saucedemo.com/"</text:a></text:p>
          </table:table-cell>
          <table:table-cell table:style-name="ce5" office:value-type="string" calcext:value-type="string">
            <text:p>1- Click on password field</text:p>
            <text:p>2- Enter correct password</text:p>
            <text:p>3- Click on "login" button</text:p>
          </table:table-cell>
          <table:table-cell table:style-name="ce5" office:value-type="string" calcext:value-type="string">
            <text:p/>
            <text:p>password : secret</text:p>
          </table:table-cell>
          <table:table-cell table:style-name="ce5" office:value-type="string" calcext:value-type="string">
            <text:p>1- User should not be able to login</text:p>
            <text:p>2- An error message should appear : </text:p>
            <text:p>   "Username is required"</text:p>
          </table:table-cell>
          <table:table-cell table:style-name="ce5" office:value-type="string" calcext:value-type="string">
            <text:p>1- User can not be able to login</text:p>
            <text:p>2- An error message  appears : </text:p>
            <text:p>   "Username is required"</text:p>
          </table:table-cell>
          <table:table-cell table:style-name="ce5" table:content-validation-name="val1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6</text:p>
          </table:table-cell>
          <table:table-cell table:style-name="ce5" office:value-type="string" calcext:value-type="string">
            <text:p>Verify that user can not login with blank password</text:p>
          </table:table-cell>
          <table:table-cell table:style-name="ce8" office:value-type="string" calcext:value-type="string">
            <text:p><text:a xlink:href="https://www.saucedemo.com/" xlink:type="simple">1- Open the link "https://www.saucedemo.com/"</text:a></text:p>
          </table:table-cell>
          <table:table-cell table:style-name="ce5" office:value-type="string" calcext:value-type="string">
            <text:p>1- Click on username field</text:p>
            <text:p>2- Enter correct username</text:p>
            <text:p>3- Click on "login" button</text:p>
          </table:table-cell>
          <table:table-cell table:style-name="ce5" office:value-type="string" calcext:value-type="string">
            <text:p>username : standard_user</text:p>
            <text:p/>
          </table:table-cell>
          <table:table-cell table:style-name="ce5" office:value-type="string" calcext:value-type="string">
            <text:p>1- User should not be able to login</text:p>
            <text:p>2- An error message should appear : </text:p>
            <text:p>   "Username is required"</text:p>
          </table:table-cell>
          <table:table-cell table:style-name="ce5" office:value-type="string" calcext:value-type="string">
            <text:p>1- User can not be able to login</text:p>
            <text:p>2- An error message  appears : </text:p>
            <text:p>   "Password is required"</text:p>
          </table:table-cell>
          <table:table-cell table:style-name="ce5" table:content-validation-name="val1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7</text:p>
          </table:table-cell>
          <table:table-cell table:style-name="ce5" office:value-type="string" calcext:value-type="string">
            <text:p>Verify that user can not login with blank password and blank username </text:p>
          </table:table-cell>
          <table:table-cell table:style-name="ce8" office:value-type="string" calcext:value-type="string">
            <text:p><text:a xlink:href="https://www.saucedemo.com/" xlink:type="simple">1- Open the link "https://www.saucedemo.com/"</text:a></text:p>
          </table:table-cell>
          <table:table-cell table:style-name="ce5" office:value-type="string" calcext:value-type="string">
            <text:p>1- Click on username field</text:p>
            <text:p>2- Enter correct username</text:p>
            <text:p>3- Click on "login" button</text:p>
          </table:table-cell>
          <table:table-cell table:style-name="ce5"/>
          <table:table-cell table:style-name="ce5" office:value-type="string" calcext:value-type="string">
            <text:p><text:span text:style-name="T1">1- User should not be able to login</text:span></text:p>
            <text:p><text:span text:style-name="T1">2- An error message should appear : </text:span></text:p>
            <text:p><text:span text:style-name="T2">   "</text:span><text:span text:style-name="T3">Username and password is required</text:span><text:span text:style-name="T4">"</text:span></text:p>
          </table:table-cell>
          <table:table-cell table:style-name="ce5" office:value-type="string" calcext:value-type="string">
            <text:p><text:span text:style-name="T1">1- User can not be able to login</text:span></text:p>
            <text:p><text:span text:style-name="T1">2- An error message  appears : </text:span></text:p>
            <text:p><text:span text:style-name="T2">   "</text:span><text:span text:style-name="T3">username is required</text:span><text:span text:style-name="T4">"</text:span></text:p>
          </table:table-cell>
          <table:table-cell table:style-name="ce5" table:content-validation-name="val1"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C_8</text:p>
          </table:table-cell>
          <table:table-cell table:style-name="ce6" office:value-type="string" calcext:value-type="string">
            <text:p>Verify that "username" and "Password" is case sensitivr <text:s/></text:p>
          </table:table-cell>
          <table:table-cell table:style-name="ce8" office:value-type="string" calcext:value-type="string">
            <text:p><text:a xlink:href="https://www.saucedemo.com/" xlink:type="simple">1- Open the link "https://www.saucedemo.com/"</text:a></text:p>
          </table:table-cell>
          <table:table-cell table:style-name="ce5" office:value-type="string" calcext:value-type="string">
            <text:p>1- Click on username field</text:p>
            <text:p>2- Enter correct username</text:p>
            <text:p>3- Click on "login" button</text:p>
          </table:table-cell>
          <table:table-cell table:style-name="ce6" office:value-type="string" calcext:value-type="string">
            <text:p>username: Standard_user</text:p>
            <text:p>password : Secret_sauce</text:p>
          </table:table-cell>
          <table:table-cell table:style-name="ce5" office:value-type="string" calcext:value-type="string">
            <text:p><text:span text:style-name="T1">1- User should not be able to login</text:span></text:p>
            <text:p><text:span text:style-name="T1">2- An error message should appear : </text:span></text:p>
            <text:p><text:span text:style-name="T2">   "</text:span><text:span text:style-name="T3">Username and password do not match any user in this service</text:span><text:span text:style-name="T4">"</text:span></text:p>
          </table:table-cell>
          <table:table-cell table:style-name="ce5" office:value-type="string" calcext:value-type="string">
            <text:p><text:span text:style-name="T1">1- User can not be able to login</text:span></text:p>
            <text:p><text:span text:style-name="T1">2- An error message  appears : </text:span></text:p>
            <text:p><text:span text:style-name="T2">   "</text:span><text:span text:style-name="T3">Username and password do not match any user in this service</text:span><text:span text:style-name="T4">"</text:span></text:p>
          </table:table-cell>
          <table:table-cell table:style-name="ce7" table:content-validation-name="val1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C_09</text:p>
          </table:table-cell>
          <table:table-cell table:style-name="ce6" office:value-type="string" calcext:value-type="string">
            <text:p>verify that applying sql injection in "username" and "password"</text:p>
          </table:table-cell>
          <table:table-cell table:style-name="ce8" office:value-type="string" calcext:value-type="string">
            <text:p><text:a xlink:href="https://www.saucedemo.com/" xlink:type="simple">1- Open the link "https://www.saucedemo.com/"</text:a></text:p>
          </table:table-cell>
          <table:table-cell table:style-name="ce5" office:value-type="string" calcext:value-type="string">
            <text:p>1- Enter correct username</text:p>
            <text:p>2- Enter correct password</text:p>
          </table:table-cell>
          <table:table-cell table:style-name="ce5" office:value-type="string" calcext:value-type="string">
            <text:p>username : standard_user</text:p>
            <text:p>password : secret_sauce</text:p>
          </table:table-cell>
          <table:table-cell table:style-name="ce5" office:value-type="string" calcext:value-type="string">
            <text:p><text:span text:style-name="T1">1- User should not be able to login</text:span></text:p>
            <text:p><text:span text:style-name="T1">2- An error message should appear : </text:span></text:p>
            <text:p><text:span text:style-name="T2">   "</text:span><text:span text:style-name="T3">Username and password do not match any user in this service</text:span><text:span text:style-name="T4">"</text:span></text:p>
          </table:table-cell>
          <table:table-cell table:style-name="ce5" office:value-type="string" calcext:value-type="string">
            <text:p><text:span text:style-name="T1">1- User can not be able to login</text:span></text:p>
            <text:p><text:span text:style-name="T1">2- An error message  appears : </text:span></text:p>
            <text:p><text:span text:style-name="T2">   "</text:span><text:span text:style-name="T3">Username and password do not match any user in this service</text:span><text:span text:style-name="T4">"</text:span></text:p>
          </table:table-cell>
          <table:table-cell table:style-name="ce7" table:content-validation-name="val1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7" table:number-columns-repeated="3"/>
          <table:table-cell table:style-name="ce9" table:number-columns-repeated="4"/>
          <table:table-cell table:number-columns-repeated="1016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9" meta:object-count="0"/>
    <meta:generator>LibreOfficeDev/6.0.5.2$Linux_X86_64 LibreOffice_project/</meta:generator>
  </office:meta>
</office:document-meta>
</file>